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14A5857298F8E5CB117.png" manifest:media-type="image/png"/>
  <manifest:file-entry manifest:full-path="Pictures/10000201000003FC0000020524A68FDEB106BC5A.png" manifest:media-type="image/png"/>
  <manifest:file-entry manifest:full-path="Pictures/1000020100000227000000C6899C929872E38329.png" manifest:media-type="image/png"/>
  <manifest:file-entry manifest:full-path="Pictures/100002010000024000000141BD042E9A88D8350A.png" manifest:media-type="image/png"/>
  <manifest:file-entry manifest:full-path="Pictures/1000020100000105000000C98D7DBE6A5A7BC032.png" manifest:media-type="image/png"/>
  <manifest:file-entry manifest:full-path="Pictures/10000201000003D8000001F90E99086F241D1CF9.png" manifest:media-type="image/png"/>
  <manifest:file-entry manifest:full-path="Pictures/10000201000002290000014D4C7362970A19CEF4.png" manifest:media-type="image/png"/>
  <manifest:file-entry manifest:full-path="Pictures/100002010000032E000001BC7E92E79B8E2760E2.png" manifest:media-type="image/png"/>
  <manifest:file-entry manifest:full-path="Pictures/10000201000001DF00000110AC9FF7424A9468FE.png" manifest:media-type="image/png"/>
  <manifest:file-entry manifest:full-path="Pictures/10000201000003FA000002C3BD3842416FFC6848.png" manifest:media-type="image/png"/>
  <manifest:file-entry manifest:full-path="Pictures/10000201000003050000017AB33195584B811495.png" manifest:media-type="image/png"/>
  <manifest:file-entry manifest:full-path="Pictures/1000020100000222000002AADCEB72E4A77CF9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523" officeooo:paragraph-rsid="0011f523"/>
    </style:style>
    <style:style style:name="P2" style:family="paragraph" style:parent-style-name="Standard">
      <style:text-properties officeooo:rsid="0011f523" officeooo:paragraph-rsid="0011f523"/>
    </style:style>
    <style:style style:name="P3" style:family="paragraph" style:parent-style-name="Standard">
      <style:text-properties officeooo:rsid="0015994a" officeooo:paragraph-rsid="001599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1" text:anchor-type="char" svg:x="1.277cm" svg:y="-0.233cm" svg:width="14.446cm" svg:height="18.045cm" draw:z-index="0"><draw:image xlink:href="Pictures/1000020100000222000002AADCEB72E4A77CF986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4" draw:name="Image2" text:anchor-type="char" svg:width="17cm" svg:height="11.806cm" draw:z-index="1"><draw:image xlink:href="Pictures/10000201000003FA000002C3BD3842416FFC6848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char" svg:width="17cm" svg:height="8.313cm" draw:z-index="2"><draw:image xlink:href="Pictures/10000201000003050000017AB33195584B8114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4" draw:name="Image4" text:anchor-type="char" svg:width="17cm" svg:height="9.273cm" draw:z-index="3"><draw:image xlink:href="Pictures/100002010000032E000001BC7E92E79B8E2760E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3" draw:name="Figura1" text:anchor-type="char" svg:width="14.631cm" svg:height="8.811cm" draw:z-index="4"><draw:image xlink:href="Pictures/10000201000002290000014D4C7362970A19CEF4.png" xlink:type="simple" xlink:show="embed" xlink:actuate="onLoad" loext:mime-type="image/png"/></draw:frame></text:p>
      <text:p text:style-name="P1"/>
      <text:p text:style-name="P1"/>
      <text:p text:style-name="P1"><draw:frame draw:style-name="fr4" draw:name="Figura3" text:anchor-type="char" svg:width="17cm" svg:height="8.724cm" draw:z-index="5"><draw:image xlink:href="Pictures/10000201000003D8000001F90E99086F241D1CF9.png" xlink:type="simple" xlink:show="embed" xlink:actuate="onLoad" loext:mime-type="image/png"/></draw:frame><text:soft-page-break/></text:p>
      <text:p text:style-name="P1"/>
      <text:p text:style-name="P1"><draw:frame draw:style-name="fr1" draw:name="Figura2" text:anchor-type="char" svg:width="12.674cm" svg:height="7.197cm" draw:z-index="6"><draw:image xlink:href="Pictures/10000201000001DF00000110AC9FF7424A9468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width="6.906cm" svg:height="5.318cm" draw:z-index="7"><draw:image xlink:href="Pictures/1000020100000105000000C98D7DBE6A5A7BC0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igura6" text:anchor-type="char" svg:width="15.24cm" svg:height="8.493cm" draw:z-index="8"><draw:image xlink:href="Pictures/100002010000024000000141BD042E9A88D8350A.png" xlink:type="simple" xlink:show="embed" xlink:actuate="onLoad" loext:mime-type="image/png"/></draw:frame><text:soft-page-break/></text:p>
      <text:p text:style-name="P1"/>
      <text:p text:style-name="P1"/>
      <text:p text:style-name="P3">Gateway</text:p>
      <text:p text:style-name="P3"/>
      <text:p text:style-name="P3"><draw:frame draw:style-name="fr2" draw:name="Figura5" text:anchor-type="char" svg:width="17cm" svg:height="8.617cm" draw:z-index="9"><draw:image xlink:href="Pictures/10000201000003FC0000020524A68FDEB106BC5A.png" xlink:type="simple" xlink:show="embed" xlink:actuate="onLoad" loext:mime-type="image/png"/></draw:frame></text:p>
      <text:p text:style-name="P3"><draw:frame draw:style-name="fr2" draw:name="Figura7" text:anchor-type="char" svg:width="17cm" svg:height="6.669cm" draw:z-index="10"><draw:image xlink:href="Pictures/10000201000003490000014A5857298F8E5CB117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8" text:anchor-type="char" svg:width="14.579cm" svg:height="5.239cm" draw:z-index="11"><draw:image xlink:href="Pictures/1000020100000227000000C6899C929872E38329.png" xlink:type="simple" xlink:show="embed" xlink:actuate="onLoad" loext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9:59:16.740654356</meta:creation-date>
    <meta:editing-duration>PT56M23S</meta:editing-duration>
    <meta:editing-cycles>3</meta:editing-cycles>
    <meta:generator>LibreOffice/6.4.7.2$Linux_X86_64 LibreOffice_project/40$Build-2</meta:generator>
    <dc:date>2021-08-29T21:21:50.196699564</dc:date>
    <meta:document-statistic meta:table-count="0" meta:image-count="12" meta:object-count="0" meta:page-count="6" meta:paragraph-count="1" meta:word-count="1" meta:character-count="7" meta:non-whitespace-character-count="7"/>
  </office:meta>
</office:document-meta>
</file>